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álisis de clases</text:p>
      <text:p text:style-name="P5">(Responsabilidades y Atributos)</text:p>
      <text:p text:style-name="P6">Caso de uso CU0002 – Administrar Muro</text:p>
      <text:p text:style-name="P6"/>
      <text:p text:style-name="P7"><text:span text:style-name="T1">Clase</text:span> Mostrar Muro</text:p>
      <text:list xml:id="list2036657827" text:style-name="L1">
        <text:list-item>
          <text:p text:style-name="P9">Responsabilidades</text:p>
          <text:list>
            <text:list-item>
              <text:p text:style-name="P2">Generar el muro al usuario, dada toda la información necesaria</text:p>
              <text:p text:style-name="P2"/>
            </text:list-item>
          </text:list>
        </text:list-item>
      </text:list>
      <text:p text:style-name="P8"><text:span text:style-name="T1">Clase</text:span> Generar Muro</text:p>
      <text:list xml:id="list1760492052" text:continue-numbering="true" text:style-name="L1">
        <text:list-item>
          <text:p text:style-name="P9">Responsabilidades</text:p>
          <text:list>
            <text:list-item>
              <text:p text:style-name="P2">Conseguir la información del muro</text:p>
            </text:list-item>
            <text:list-item>
              <text:p text:style-name="P2">Otorgar la información necesario para “Mostrar Muro”</text:p>
            </text:list-item>
          </text:list>
        </text:list-item>
      </text:list>
      <text:p text:style-name="P10"/>
      <text:list xml:id="list938261068" text:continue-numbering="true" text:style-name="L1">
        <text:list-item>
          <text:p text:style-name="P9">Atributos</text:p>
          <text:list>
            <text:list-item>
              <text:p text:style-name="P2">userID<text:span text:style-name="T3"><text:tab/></text:span></text:p>
            </text:list-item>
          </text:list>
        </text:list-item>
      </text:list>
      <text:p text:style-name="P1"/>
      <text:p text:style-name="P8"><text:span text:style-name="T1">Clase</text:span> Usuario</text:p>
      <text:list xml:id="list1628737209" text:continue-numbering="true" text:style-name="L1">
        <text:list-item>
          <text:p text:style-name="P9">Responsabilidades</text:p>
          <text:list>
            <text:list-item>
              <text:p text:style-name="P2">Devolver la información de un usuario</text:p>
              <text:p text:style-name="P11"/>
            </text:list-item>
          </text:list>
        </text:list-item>
        <text:list-item>
          <text:p text:style-name="P9">Atributos</text:p>
          <text:list>
            <text:list-item>
              <text:p text:style-name="P3">Nombre</text:p>
            </text:list-item>
            <text:list-item>
              <text:p text:style-name="P3">Apellido</text:p>
            </text:list-item>
            <text:list-item>
              <text:p text:style-name="P3">Fecha de Nacimiento</text:p>
              <text:p text:style-name="P2"/>
            </text:list-item>
          </text:list>
        </text:list-item>
      </text:list>
      <text:p text:style-name="P8"><text:span text:style-name="T1">Clase</text:span> Comentario</text:p>
      <text:list xml:id="list798656398" text:continue-numbering="true" text:style-name="L1">
        <text:list-item>
          <text:p text:style-name="P9">Responsabilidades</text:p>
          <text:list>
            <text:list-item>
              <text:p text:style-name="P2">Dar una lista de comentarios hechos en el muro.</text:p>
            </text:list-item>
          </text:list>
        </text:list-item>
      </text:list>
      <text:p text:style-name="P10"/>
      <text:list xml:id="list1203835833" text:continue-numbering="true" text:style-name="L1">
        <text:list-item>
          <text:p text:style-name="P9">Atributos</text:p>
          <text:list>
            <text:list-item>
              <text:p text:style-name="P2">Comentarios</text:p>
            </text:list-item>
            <text:list-item>
              <text:p text:style-name="P2">Fecha del comentario</text:p>
            </text:list-item>
            <text:list-item>
              <text:p text:style-name="P2">Emisor del Comentario</text:p>
            </text:list-item>
            <text:list-item>
              <text:p text:style-name="P2">Receptor del Comentari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5T19:00:45</meta:creation-date>
    <dc:date>2011-07-05T19:20:45</dc:date>
    <meta:editing-duration>PT20M</meta:editing-duration>
    <meta:editing-cycles>6</meta:editing-cycles>
    <meta:generator>LibreOffice/3.4$Unix LibreOffice_project/340m1$Build-12</meta:generator>
    <meta:document-statistic meta:table-count="0" meta:image-count="0" meta:object-count="0" meta:page-count="1" meta:paragraph-count="0" meta:word-count="103" meta:character-count="612" meta:non-whitespace-character-count="555"/>
  </office:meta>
</office:document-meta>
</file>